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41pt"/>
    </style:style>
    <style:style style:name="co2" style:family="table-column">
      <style:table-column-properties fo:break-before="auto" style:column-width="84.3pt"/>
    </style:style>
    <style:style style:name="co3" style:family="table-column">
      <style:table-column-properties fo:break-before="auto" style:column-width="62.7pt"/>
    </style:style>
    <style:style style:name="co4" style:family="table-column">
      <style:table-column-properties fo:break-before="auto" style:column-width="94.45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73.25pt"/>
    </style:style>
    <style:style style:name="co7" style:family="table-column">
      <style:table-column-properties fo:break-before="auto" style:column-width="79.91pt"/>
    </style:style>
    <style:style style:name="co8" style:family="table-column">
      <style:table-column-properties fo:break-before="auto" style:column-width="97.54pt"/>
    </style:style>
    <style:style style:name="co9" style:family="table-column">
      <style:table-column-properties fo:break-before="auto" style:column-width="71.8pt"/>
    </style:style>
    <style:style style:name="co10" style:family="table-column">
      <style:table-column-properties fo:break-before="auto" style:column-width="75.4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rial Unicode MS" style:font-name-complex="Arial Unicode MS"/>
    </style:style>
  </office:automatic-styles>
  <office:body>
    <office:spreadsheet>
      <table:calculation-settings table:automatic-find-labels="false"/>
      <table:table table:name="Sheet1" table:style-name="ta1" table:print-ranges="Sheet1.B11:Sheet1.B1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DE:</text:p>
          </table:table-cell>
          <table:table-cell office:value-type="string" calcext:value-type="string">
            <text:p>WOG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NAME:</text:p>
          </table:table-cell>
          <table:table-cell office:value-type="string" calcext:value-type="string">
            <text:p>Timo Hofmann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Serie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Ansatz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zielfuehrend</text:p>
          </table:table-cell>
          <table:table-cell office:value-type="string" calcext:value-type="string">
            <text:p>math. Formulierung</text:p>
          </table:table-cell>
          <table:table-cell office:value-type="string" calcext:value-type="string">
            <text:p>Argumentation</text:p>
          </table:table-cell>
          <table:table-cell office:value-type="string" calcext:value-type="string">
            <text:p>nachvollziehbar</text:p>
          </table:table-cell>
          <table:table-cell office:value-type="string" calcext:value-type="string">
            <text:p>richtig</text:p>
          </table:table-cell>
          <table:table-cell office:value-type="string" calcext:value-type="string">
            <text:p>Trivialisierung</text:p>
          </table:table-cell>
          <table:table-cell office:value-type="string" calcext:value-type="string">
            <text:p>Gesamtpunkte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]*0.2+[.F4]*0.4+[.G4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4]+0.6*[.J4]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C4]*(0.4*(0.2*[.E4]+0.4*[.F4]+0.4*[.G4])+0.6*(0.4*[.I4]+0.6*[.J4]))*[.K4]" office:value-type="float" office:value="2" calcext:value-type="float">
            <text:p>2</text:p>
          </table:table-cell>
          <table:table-cell table:number-columns-repeated="17"/>
          <table:table-cell table:style-name="ce1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5]*0.2+[.F5]*0.4+[.G5]*0.4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0.4*[.I5]+0.6*[.J5]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[.C5]*(0.4*(0.2*[.E5]+0.4*[.F5]+0.4*[.G5])+0.6*(0.4*[.I5]+0.6*[.J5]))*[.K5]" office:value-type="float" office:value="3.64" calcext:value-type="float">
            <text:p>3.64</text:p>
          </table:table-cell>
          <table:table-cell table:number-columns-repeated="2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E6]*0.2+[.F6]*0.4+[.G6]*0.4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0.4*[.I6]+0.6*[.J6]"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[.C6]*(0.4*(0.2*[.E6]+0.4*[.F6]+0.4*[.G6])+0.6*(0.4*[.I6]+0.6*[.J6]))*[.K6]" office:value-type="float" office:value="2.22" calcext:value-type="float">
            <text:p>2.22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]*0.2+[.F7]*0.4+[.G7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7]+0.6*[.J7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7]*(0.4*(0.2*[.E7]+0.4*[.F7]+0.4*[.G7])+0.6*(0.4*[.I7]+0.6*[.J7]))*[.K7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E8]*0.2+[.F8]*0.4+[.G8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8]+0.6*[.J8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8]*(0.4*(0.2*[.E8]+0.4*[.F8]+0.4*[.G8])+0.6*(0.4*[.I8]+0.6*[.J8]))*[.K8]"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E9]*0.2+[.F9]*0.4+[.G9]*0.4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0.4*[.I9]+0.6*[.J9]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C9]*(0.4*(0.2*[.E9]+0.4*[.F9]+0.4*[.G9])+0.6*(0.4*[.I9]+0.6*[.J9]))*[.K9]" office:value-type="float" office:value="0" calcext:value-type="float">
            <text:p>0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1">00/00/0000</text:date>, <text:time style:data-style-name="N2" text:time-value="16:51:32.54299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16:23:22.533863000</meta:creation-date>
    <dc:date>2017-08-21T16:54:07.148356000</dc:date>
    <meta:editing-duration>PT2H20M43S</meta:editing-duration>
    <meta:editing-cycles>18</meta:editing-cycles>
    <meta:generator>LibreOffice/5.1.6.2$MacOSX_X86_64 LibreOffice_project/07ac168c60a517dba0f0d7bc7540f5afa45f0909</meta:generator>
    <meta:document-statistic meta:table-count="1" meta:cell-count="88" meta:object-count="0"/>
  </office:meta>
</office:document-meta>
</file>